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0d0d0" draw:textarea-horizontal-align="justify" draw:textarea-vertical-align="middle" draw:auto-grow-height="false" fo:min-height="0.497cm" fo:min-width="1.913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4" style:family="graphic" style:parent-style-name="standard" style:list-style-name="L1">
      <style:graphic-properties draw:stroke="none" draw:fill="none" fo:min-height="5.909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497cm" fo:min-width="1.913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000000" draw:textarea-vertical-align="middle" draw:auto-grow-height="false" fo:min-height="0.24cm" fo:min-width="0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769cm" fo:min-width="0cm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10" style:family="graphic" style:parent-style-name="objectwithoutfill">
      <style:graphic-properties svg:stroke-width="0.018cm" svg:stroke-color="#000000" draw:marker-start-width="0.227cm" draw:marker-end="Symmetric_20_Arrow" draw:marker-end-width="0.327cm" draw:fill="solid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P1" style:family="paragraph"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2" style:family="paragraph">
      <loext:graphic-properties draw:fill-color="#d0d0d0"/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" style:family="paragraph">
      <style:paragraph-properties fo:margin-left="0cm" fo:margin-right="0cm" fo:margin-top="0.8cm" fo:margin-bottom="0.8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000000"/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10" style:family="paragraph">
      <loext:graphic-properties draw:fill-color="#7f7f7f"/>
      <style:paragraph-properties fo:text-align="center"/>
    </style:style>
    <style:style style:name="P11" style:family="paragraph">
      <style:paragraph-properties fo:text-align="center" style:writing-mode="lr-tb"/>
      <style:text-properties fo:font-size="8pt" style:font-size-asian="8pt" style:font-size-complex="8pt"/>
    </style:style>
    <style:style style:name="P12" style:family="paragraph">
      <loext:graphic-properties draw:fill-color="#d0d0d0"/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000000"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000000" fo:font-size="8pt" fo:font-weight="normal" style:font-size-asian="8pt" style:font-weight-asian="normal" style:font-size-complex="8pt" style:font-weight-complex="normal"/>
    </style:style>
    <style:style style:name="P18" style:family="paragraph">
      <loext:graphic-properties draw:fill="none" draw:fill-color="#ffffff"/>
      <style:text-properties fo:font-size="6pt" style:font-size-asian="6pt" style:font-size-complex="6pt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3cm" svg:height="0.747cm" svg:x="6.739cm" svg:y="6.995cm">
          <text:p text:style-name="P1"><text:span text:style-name="T1">Testin</text:span><text:span text:style-name="T1">g</text:span></text:p>
          <text:p text:style-name="P1"><text:span text:style-name="T1">mainte</text:span><text:span text:style-name="T1">n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2.192cm" svg:height="0.887cm" svg:x="0cm" svg:y="0cm">
          <draw:text-box>
            <text:p text:style-name="P3"><text:span text:style-name="T2">Tr</text:span><text:span text:style-name="T2">a</text:span><text:span text:style-name="T2">n</text:span><text:span text:style-name="T2">s-</text:span><text:span text:style-name="T2">Pr</text:span><text:span text:style-name="T2">ec</text:span><text:span text:style-name="T2">isi</text:span><text:span text:style-name="T2">o</text:span><text:span text:style-name="T2">n </text:span><text:span text:style-name="T2">N</text:span><text:span text:style-name="T2">e</text:span><text:span text:style-name="T2">ur</text:span><text:span text:style-name="T2">al </text:span><text:span text:style-name="T2">N</text:span><text:span text:style-name="T2">et</text:span><text:span text:style-name="T2">w</text:span><text:span text:style-name="T2">or</text:span><text:span text:style-name="T2">k </text:span><text:span text:style-name="T2">D</text:span><text:span text:style-name="T2">e</text:span><text:span text:style-name="T2">pl</text:span><text:span text:style-name="T2">o</text:span><text:span text:style-name="T2">y</text:span><text:span text:style-name="T2">m</text:span><text:span text:style-name="T2">e</text:span><text:span text:style-name="T2">nt </text:span><text:span text:style-name="T2">fo</text:span><text:span text:style-name="T2">r </text:span><text:span text:style-name="T2">L</text:span><text:span text:style-name="T2">o</text:span><text:span text:style-name="T2">w</text:span><text:span text:style-name="T2">-</text:span><text:span text:style-name="T2">P</text:span><text:span text:style-name="T2">o</text:span><text:span text:style-name="T2">w</text:span><text:span text:style-name="T2">er </text:span><text:span text:style-name="T2">E</text:span><text:span text:style-name="T2">m</text:span><text:span text:style-name="T2">b</text:span><text:span text:style-name="T2">e</text:span><text:span text:style-name="T2">d</text:span><text:span text:style-name="T2">d</text:span><text:span text:style-name="T2">e</text:span><text:span text:style-name="T2">d </text:span><text:span text:style-name="T2">S</text:span><text:span text:style-name="T2">ys</text:span><text:span text:style-name="T2">te</text:span><text:span text:style-name="T2">m</text:span><text:span text:style-name="T2">s</text:span></text:p>
          </draw:text-box>
        </draw:frame>
        <draw:frame draw:style-name="gr3" draw:text-style-name="P6" draw:layer="layout" svg:width="12.176cm" svg:height="1.338cm" svg:x="0cm" svg:y="0.659cm">
          <draw:text-box>
            <text:p text:style-name="P5"><text:span text:style-name="T1">The methodology efficiently deploys and accelerates floating-point neural networks on embedded systems, optimizing performance, energy consumption, and hardware utilization.</text:span></text:p>
          </draw:text-box>
        </draw:frame>
        <draw:frame draw:style-name="gr4" draw:text-style-name="P8" draw:layer="layout" svg:width="4.318cm" svg:height="6.159cm" svg:x="0.111cm" svg:y="2.178cm">
          <draw:text-box>
            <text:p text:style-name="P7"><text:span text:style-name="T3">A</text:span><text:span text:style-name="T3">b</text:span><text:span text:style-name="T3">st</text:span><text:span text:style-name="T3">ra</text:span><text:span text:style-name="T3">ct</text:span><text:span text:style-name="T3">io</text:span><text:span text:style-name="T3">n </text:span><text:span text:style-name="T3">le</text:span><text:span text:style-name="T3">ve</text:span><text:span text:style-name="T3">ls</text:span><text:span text:style-name="T3">:</text:span></text:p>
            <text:list text:style-name="L2">
              <text:list-item>
                <text:p text:style-name="P7"><text:span text:style-name="T3">M</text:span><text:span text:style-name="T3">o</text:span><text:span text:style-name="T3">d</text:span><text:span text:style-name="T3">e</text:span><text:span text:style-name="T3">l</text:span><text:span text:style-name="T3"> </text:span><text:span text:style-name="T3">d</text:span><text:span text:style-name="T3">e</text:span><text:span text:style-name="T3">p</text:span><text:span text:style-name="T3">l</text:span><text:span text:style-name="T3">o</text:span><text:span text:style-name="T3">y</text:span><text:span text:style-name="T3">m</text:span><text:span text:style-name="T3">e</text:span><text:span text:style-name="T3">n</text:span><text:span text:style-name="T3">t</text:span></text:p>
              </text:list-item>
              <text:list-item>
                <text:p text:style-name="P7"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 </text:span><text:span text:style-name="T4">i</text:span><text:span text:style-name="T4">n</text:span><text:span text:style-name="T4">f</text:span><text:span text:style-name="T4">r</text:span><text:span text:style-name="T4">a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/text:p>
              </text:list-item>
              <text:list-item>
                <text:p text:style-name="P7"><text:span text:style-name="T4">S</text:span><text:span text:style-name="T4">t</text:span><text:span text:style-name="T4">r</text:span><text:span text:style-name="T4">e</text:span><text:span text:style-name="T4">a</text:span><text:span text:style-name="T4">m</text:span><text:span text:style-name="T4">l</text:span><text:span text:style-name="T4">i</text:span><text:span text:style-name="T4">n</text:span><text:span text:style-name="T4">e</text:span><text:span text:style-name="T4">d</text:span><text:span text:style-name="T4"> </text:span><text:span text:style-name="T4">a</text:span><text:span text:style-name="T4">c</text:span><text:span text:style-name="T4">c</text:span><text:span text:style-name="T4">e</text:span><text:span text:style-name="T4">l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/text:p>
              </text:list-item>
              <text:list-item>
                <text:p text:style-name="P7"><text:span text:style-name="T4">O</text:span><text:span text:style-name="T4">p</text:span><text:span text:style-name="T4">t</text:span><text:span text:style-name="T4">i</text:span><text:span text:style-name="T4">m</text:span><text:span text:style-name="T4">i</text:span><text:span text:style-name="T4">z</text:span><text:span text:style-name="T4">e</text:span><text:span text:style-name="T4">d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i</text:span><text:span text:style-name="T4">n</text:span><text:span text:style-name="T4">g</text:span></text:p>
              </text:list-item>
            </text:list>
            <text:list text:style-name="L3">
              <text:list-header>
                <text:p text:style-name="P7"><text:span text:style-name="T4"/></text:p>
              </text:list-header>
            </text:list>
          </draw:text-box>
        </draw:frame>
        <draw:custom-shape draw:style-name="gr1" draw:text-style-name="P2" draw:layer="layout" svg:width="2.413cm" svg:height="0.747cm" svg:x="6.739cm" svg:y="3.321cm">
          <text:p text:style-name="P1"><text:span text:style-name="T1">Model selection</text:span></text:p>
          <text:p text:style-name="P1"><text:span text:style-name="T1">and 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xml:id="id2" draw:id="id2" draw:layer="layout" svg:width="2.413cm" svg:height="0.747cm" svg:x="8.257cm" svg:y="4.246cm">
          <text:p text:style-name="P1"><text:span text:style-name="T1">Quantization</text:span></text:p>
          <text:p text:style-name="P1"><text:span text:style-name="T1">aware 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0.381cm" svg:height="0.324cm" svg:x="7.753cm" svg:y="6.7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9" draw:layer="layout" svg:width="2.413cm" svg:height="0.747cm" svg:x="6.739cm" svg:y="6.095cm">
          <text:p text:style-name="P1"><text:span text:style-name="T1">Deploy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0.381cm" svg:height="0.324cm" svg:x="7.753cm" svg:y="3.0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2" draw:layer="layout" svg:width="2.413cm" svg:height="0.747cm" svg:x="6.739cm" svg:y="2.397cm">
          <text:p text:style-name="P11"><text:span text:style-name="T1">Data</text:span></text:p>
          <text:p text:style-name="P11"><text:span text:style-name="T1">prepar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381cm" svg:height="0.324cm" svg:x="7.753cm" svg:y="5.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2.413cm" svg:height="0.747cm" svg:x="6.739cm" svg:y="5.171cm">
          <text:p text:style-name="P1"><text:span text:style-name="T1">Model conversion</text:span></text:p>
          <text:p text:style-name="P1"><text:span text:style-name="T1">TFLite Mic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0.508cm" svg:height="0.508cm" draw:transform="rotate (1.5707963267949) translate (9.147cm 4.24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8" draw:text-style-name="P10" draw:layer="layout" svg:width="0.381cm" svg:height="1.185cm" svg:x="7.753cm" svg:y="4.0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3" draw:layer="layout" svg:width="0.508cm" svg:height="0.508cm" draw:transform="rotate (-3.14159265358979) translate (9.559cm 5.505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6" draw:text-style-name="P10" draw:layer="layout" svg:width="0.381cm" svg:height="0.324cm" svg:x="7.753cm" svg:y="2.1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4" xml:id="id1" draw:id="id1" draw:layer="layout" svg:width="2.286cm" svg:height="1.205cm" svg:x="10.19cm" svg:y="2.605cm">
          <draw:text-box>
            <text:p text:style-name="P3"><text:span text:style-name="T5">Mitigate accuracy degradation</text:span></text:p>
          </draw:text-box>
        </draw:frame>
        <draw:connector draw:style-name="gr10" draw:text-style-name="P15" draw:layer="layout" svg:x1="11.333cm" svg:y1="3.81cm" svg:x2="10.67cm" svg:y2="4.619cm" draw:start-shape="id1" draw:start-glue-point="2" draw:end-shape="id2" draw:end-glue-point="1" svg:d="M11333 3810v809h-663" svg:viewBox="0 0 664 810">
          <text:p/>
        </draw:connector>
        <draw:frame draw:style-name="gr9" draw:text-style-name="P17" draw:layer="layout" svg:width="2.586cm" svg:height="1.205cm" svg:x="9.89cm" svg:y="5.107cm">
          <draw:text-box>
            <text:p text:style-name="P16"><text:span text:style-name="T6">Exponent </text:span><text:span text:style-name="T5">#</text:span><text:span text:style-name="T6"> bits</text:span></text:p>
            <text:p text:style-name="P16"><text:span text:style-name="T6">Mantissa </text:span><text:span text:style-name="T5">#</text:span><text:span text:style-name="T6"> bits</text:span></text:p>
          </draw:text-box>
        </draw:frame>
        <draw:frame draw:style-name="gr11" draw:text-style-name="P18" draw:layer="layout" svg:width="1.683cm" svg:height="0.489cm" svg:x="10.425cm" svg:y="2.143cm">
          <draw:text-box>
            <text:p><text:span text:style-name="T7">Alternative 2</text:span></text:p>
          </draw:text-box>
        </draw:frame>
        <draw:custom-shape draw:style-name="gr12" draw:text-style-name="P19" draw:layer="layout" svg:width="4.191cm" svg:height="0.762cm" svg:x="0.238cm" svg:y="3.18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9:27:43.781261445</dc:date>
    <meta:editing-duration>PT3H18M52S</meta:editing-duration>
    <meta:editing-cycles>42</meta:editing-cycles>
    <meta:generator>LibreOffice/6.4.7.2$Linux_X86_64 LibreOffice_project/40$Build-2</meta:generator>
    <meta:document-statistic meta:object-count="21"/>
  </office:meta>
</office:document-meta>
</file>